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656681776108352977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246107171728939458"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5309940418985276673"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2897091004447391236"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6090825749966801405"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31T19:01:48.28</dc:date>
    <dc:creator>James Lombardi</dc:creator>
    <meta:editing-duration>P3DT21H34M38S</meta:editing-duration>
    <meta:editing-cycles>378</meta:editing-cycles>
    <meta:generator>OpenOffice/4.1.2$Win32 OpenOffice.org_project/412m3$Build-9782</meta:generator>
    <meta:document-statistic meta:table-count="0" meta:image-count="0" meta:object-count="0" meta:page-count="54" meta:paragraph-count="1436" meta:word-count="15850" meta:character-count="78547"/>
  </office:meta>
</office:document-meta>
</file>